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1de4" officeooo:paragraph-rsid="00071d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ving dangling else for a given if else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39:26.241899834</meta:creation-date>
    <dc:date>2018-04-03T23:40:32.494526811</dc:date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51" meta:non-whitespace-character-count="43"/>
    <meta:generator>LibreOffice/4.2.8.2$Linux_X86_64 LibreOffice_project/420m0$Build-2</meta:generator>
  </office:meta>
</office:document-meta>
</file>